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ce34" officeooo:paragraph-rsid="0002ce34"/>
    </style:style>
    <style:style style:name="P2" style:family="paragraph" style:parent-style-name="Standard">
      <style:text-properties officeooo:rsid="00037d1f" officeooo:paragraph-rsid="00037d1f"/>
    </style:style>
    <style:style style:name="T1" style:family="text">
      <style:text-properties officeooo:rsid="00037d1f"/>
    </style:style>
    <style:style style:name="T2" style:family="text">
      <style:text-properties officeooo:rsid="0004b4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observed that most times due to bus drivers parking recklessly at the road side or on the road side can cause traf<text:span text:style-name="T1">fic sometimes and I observed that at this sabo side the buses that are parked here at the road side that make everywhere crowdy and not nice. </text:span></text:p>
      <text:p text:style-name="P1"/>
      <text:p text:style-name="P2">Only if there could be a garge for all this buses and they will be well supervise. In <text:span text:style-name="T2">this way the road side would not would not be blocked and flooded with buses around and it would be easy for some to get an bus if he/she just get to the garg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8T04:23:13.745000000</meta:creation-date>
    <dc:date>2025-01-28T04:46:50.017000000</dc:date>
    <meta:editing-duration>PT3M15S</meta:editing-duration>
    <meta:editing-cycles>1</meta:editing-cycles>
    <meta:document-statistic meta:table-count="0" meta:image-count="0" meta:object-count="0" meta:page-count="1" meta:paragraph-count="2" meta:word-count="101" meta:character-count="505" meta:non-whitespace-character-count="404"/>
    <meta:generator>Neat_Office/6.2.8.2$Windows_x86 LibreOffice_project/</meta:generator>
  </office:meta>
</office:document-meta>
</file>